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Replacements/Object 9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11" manifest:media-type=""/>
  <manifest:file-entry manifest:full-path="ObjectReplacements/Object 6" manifest:media-type=""/>
  <manifest:file-entry manifest:full-path="ObjectReplacements/Object 1" manifest:media-type=""/>
  <manifest:file-entry manifest:full-path="ObjectReplacements/Object 5" manifest:media-type=""/>
  <manifest:file-entry manifest:full-path="ObjectReplacements/Object 10" manifest:media-type=""/>
  <manifest:file-entry manifest:full-path="ObjectReplacements/Object 7" manifest:media-type=""/>
  <manifest:file-entry manifest:full-path="ObjectReplacements/Object 8" manifest:media-type="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layout-cache" manifest:media-type="application/binary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Calibri Light" svg:font-family="'Calibri Light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b3e97" officeooo:paragraph-rsid="001b3e97" style:font-size-asian="12.25pt" style:font-size-complex="14pt"/>
    </style:style>
    <style:style style:name="P2" style:family="paragraph" style:parent-style-name="Standard">
      <style:text-properties style:font-name="Calibri Light" fo:font-size="14pt" officeooo:rsid="001951e6" style:font-size-asian="14pt" style:font-size-complex="14pt"/>
    </style:style>
    <style:style style:name="P3" style:family="paragraph" style:parent-style-name="Standard">
      <style:text-properties style:font-name="Calibri Light" fo:font-size="14pt" officeooo:rsid="001951e6" officeooo:paragraph-rsid="001951e6" style:font-size-asian="14pt" style:font-size-complex="14pt"/>
    </style:style>
    <style:style style:name="P4" style:family="paragraph" style:parent-style-name="Standard">
      <style:text-properties style:font-name="Calibri Light" fo:font-size="14pt" officeooo:rsid="001b3e97" officeooo:paragraph-rsid="001b3e97" style:font-size-asian="12.25pt" style:font-size-complex="14pt"/>
    </style:style>
    <style:style style:name="P5" style:family="paragraph" style:parent-style-name="Standard">
      <style:text-properties style:font-name="Calibri Light" fo:font-size="14pt" officeooo:rsid="000a7958" style:font-size-asian="12.25pt" style:font-size-complex="14pt"/>
    </style:style>
    <style:style style:name="P6" style:family="paragraph" style:parent-style-name="Standard">
      <style:text-properties style:font-name="Calibri Light" fo:font-size="14pt" officeooo:rsid="000a7958" officeooo:paragraph-rsid="000a7958" style:font-size-asian="12.25pt" style:font-size-complex="14pt"/>
    </style:style>
    <style:style style:name="P7" style:family="paragraph" style:parent-style-name="Standard">
      <style:text-properties style:font-name="Calibri Light" fo:font-size="14pt" officeooo:rsid="000a7958" officeooo:paragraph-rsid="000b896e" style:font-size-asian="12.25pt" style:font-size-complex="14pt"/>
    </style:style>
    <style:style style:name="P8" style:family="paragraph" style:parent-style-name="Standard">
      <style:text-properties fo:color="#009900" style:font-name="Calibri Light" fo:font-size="14pt" officeooo:rsid="001951e6" officeooo:paragraph-rsid="001951e6" style:font-size-asian="14pt" style:font-size-complex="14pt"/>
    </style:style>
    <style:style style:name="P9" style:family="paragraph" style:parent-style-name="Standard">
      <style:text-properties fo:color="#009900" style:font-name="Calibri Light" fo:font-size="14pt" officeooo:rsid="000a7958" officeooo:paragraph-rsid="000a7958" style:font-size-asian="12.25pt" style:font-size-complex="14pt"/>
    </style:style>
    <style:style style:name="P10" style:family="paragraph" style:parent-style-name="Standard">
      <style:text-properties fo:color="#990000" style:font-name="Calibri Light" fo:font-size="14pt" officeooo:rsid="001b3e97" officeooo:paragraph-rsid="001b3e97" style:font-size-asian="14pt" style:font-size-complex="14pt"/>
    </style:style>
    <style:style style:name="P11" style:family="paragraph" style:parent-style-name="Standard">
      <style:text-properties fo:color="#990000" style:font-name="Calibri Light" fo:font-size="14pt" officeooo:rsid="001b3e97" officeooo:paragraph-rsid="001b3e97" style:font-size-asian="12.25pt" style:font-size-complex="14pt"/>
    </style:style>
    <style:style style:name="P12" style:family="paragraph" style:parent-style-name="Standard">
      <style:text-properties fo:color="#cc0000" style:font-name="Calibri Light" fo:font-size="14pt" officeooo:rsid="000a7958" officeooo:paragraph-rsid="000a7958" style:font-size-asian="12.25pt" style:font-size-complex="14pt"/>
    </style:style>
    <style:style style:name="P13" style:family="paragraph" style:parent-style-name="Standard">
      <style:text-properties fo:color="#cc0000" style:font-name="Calibri Light" fo:font-size="14pt" officeooo:rsid="000a7958" officeooo:paragraph-rsid="000b896e" style:font-size-asian="12.25pt" style:font-size-complex="14pt"/>
    </style:style>
    <style:style style:name="P14" style:family="paragraph" style:parent-style-name="Standard">
      <style:paragraph-properties fo:text-align="end" style:justify-single-word="false"/>
      <style:text-properties officeooo:rsid="0011f6fd" officeooo:paragraph-rsid="0011f6fd"/>
    </style:style>
    <style:style style:name="P15" style:family="paragraph" style:parent-style-name="Standard">
      <style:paragraph-properties fo:text-align="center" style:justify-single-word="false"/>
      <style:text-properties fo:font-size="26pt" officeooo:rsid="0011f6fd" officeooo:paragraph-rsid="0011f6fd" style:font-size-asian="26pt" style:font-size-complex="26pt"/>
    </style:style>
    <style:style style:name="P16" style:family="paragraph" style:parent-style-name="Standard">
      <loext:graphic-properties draw:fill="none"/>
      <style:text-properties officeooo:rsid="001c954d" officeooo:paragraph-rsid="001c954d"/>
    </style:style>
    <style:style style:name="P17" style:family="paragraph" style:parent-style-name="Standard">
      <style:text-properties officeooo:rsid="0019dcfa" officeooo:paragraph-rsid="0019dcfa"/>
    </style:style>
    <style:style style:name="P18" style:family="paragraph" style:parent-style-name="Standard">
      <style:text-properties officeooo:rsid="0019dcfa" officeooo:paragraph-rsid="001ad457"/>
    </style:style>
    <style:style style:name="P19" style:family="paragraph" style:parent-style-name="Standard">
      <style:text-properties officeooo:rsid="00126296" officeooo:paragraph-rsid="00126296"/>
    </style:style>
    <style:style style:name="P20" style:family="paragraph" style:parent-style-name="Standard">
      <style:text-properties officeooo:rsid="001684cc" officeooo:paragraph-rsid="001684cc"/>
    </style:style>
    <style:style style:name="P21" style:family="paragraph" style:parent-style-name="Standard">
      <style:text-properties officeooo:rsid="001684cc" officeooo:paragraph-rsid="00181ee8"/>
    </style:style>
    <style:style style:name="P22" style:family="paragraph" style:parent-style-name="Standard">
      <style:text-properties officeooo:rsid="001684cc" officeooo:paragraph-rsid="00182453"/>
    </style:style>
    <style:style style:name="P23" style:family="paragraph" style:parent-style-name="Standard">
      <style:text-properties officeooo:rsid="001c0c45" officeooo:paragraph-rsid="001c0c45"/>
    </style:style>
    <style:style style:name="P24" style:family="paragraph" style:parent-style-name="Standard">
      <loext:graphic-properties draw:fill="none"/>
    </style:style>
    <style:style style:name="P25" style:family="paragraph" style:parent-style-name="Standard">
      <style:text-properties officeooo:rsid="00159db6" officeooo:paragraph-rsid="00159db6"/>
    </style:style>
    <style:style style:name="P26" style:family="paragraph" style:parent-style-name="Standard">
      <style:text-properties officeooo:rsid="0003431a"/>
    </style:style>
    <style:style style:name="P27" style:family="paragraph" style:parent-style-name="Standard">
      <style:text-properties officeooo:rsid="0003431a" officeooo:paragraph-rsid="0003431a"/>
    </style:style>
    <style:style style:name="P28" style:family="paragraph" style:parent-style-name="Standard">
      <style:text-properties officeooo:rsid="0003b81d" officeooo:paragraph-rsid="0003b81d"/>
    </style:style>
    <style:style style:name="P29" style:family="paragraph" style:parent-style-name="Standard">
      <style:text-properties officeooo:rsid="0003b81d" officeooo:paragraph-rsid="0005d572"/>
    </style:style>
    <style:style style:name="P30" style:family="paragraph" style:parent-style-name="Standard">
      <style:text-properties officeooo:rsid="0003b81d" officeooo:paragraph-rsid="0005a509"/>
    </style:style>
    <style:style style:name="P31" style:family="paragraph" style:parent-style-name="Standard">
      <style:text-properties officeooo:rsid="0003b81d" officeooo:paragraph-rsid="000e0632"/>
    </style:style>
    <style:style style:name="P32" style:family="paragraph" style:parent-style-name="Standard">
      <style:text-properties officeooo:rsid="00075233" officeooo:paragraph-rsid="00075233"/>
    </style:style>
    <style:style style:name="P33" style:family="paragraph" style:parent-style-name="Standard">
      <style:text-properties officeooo:rsid="00075233" officeooo:paragraph-rsid="000b8dba"/>
    </style:style>
    <style:style style:name="P34" style:family="paragraph" style:parent-style-name="Standard">
      <style:text-properties officeooo:rsid="000f5c88" officeooo:paragraph-rsid="000f5c88"/>
    </style:style>
    <style:style style:name="P35" style:family="paragraph" style:parent-style-name="Standard">
      <style:text-properties officeooo:rsid="001131c3" officeooo:paragraph-rsid="001131c3"/>
    </style:style>
    <style:style style:name="P36" style:family="paragraph" style:parent-style-name="Standard">
      <style:text-properties officeooo:rsid="0012dc17" officeooo:paragraph-rsid="0012dc17"/>
    </style:style>
    <style:style style:name="P37" style:family="paragraph" style:parent-style-name="Standard">
      <loext:graphic-properties draw:fill="none"/>
      <style:text-properties officeooo:rsid="002262cc" officeooo:paragraph-rsid="0019e2cc"/>
    </style:style>
    <style:style style:name="P38" style:family="paragraph" style:parent-style-name="Standard">
      <style:text-properties officeooo:rsid="0005a509" officeooo:paragraph-rsid="0005d572"/>
    </style:style>
    <style:style style:name="P39" style:family="paragraph" style:parent-style-name="Standard">
      <style:text-properties officeooo:rsid="0005a509" officeooo:paragraph-rsid="0005a509"/>
    </style:style>
    <style:style style:name="P40" style:family="paragraph" style:parent-style-name="Standard" style:master-page-name="">
      <loext:graphic-properties draw:fill="none"/>
      <style:paragraph-properties fo:margin-left="0.499cm" fo:margin-right="0cm" fo:text-indent="0cm" style:auto-text-indent="false" style:page-number="auto"/>
      <style:text-properties officeooo:rsid="001c0c45" officeooo:paragraph-rsid="001c0c45"/>
    </style:style>
    <style:style style:name="P41" style:family="paragraph" style:parent-style-name="Standard" style:master-page-name="">
      <loext:graphic-properties draw:fill="none"/>
      <style:paragraph-properties fo:margin-left="0.499cm" fo:margin-right="0cm" fo:text-indent="0cm" style:auto-text-indent="false" style:page-number="auto"/>
      <style:text-properties officeooo:rsid="001c954d" officeooo:paragraph-rsid="001c954d"/>
    </style:style>
    <style:style style:name="P42" style:family="paragraph" style:parent-style-name="Standard" style:master-page-name="First_20_Page">
      <style:paragraph-properties fo:text-align="center" style:justify-single-word="false" style:page-number="auto"/>
      <style:text-properties fo:font-size="26pt" officeooo:rsid="0011f6fd" officeooo:paragraph-rsid="0011f6fd" style:font-size-asian="26pt" style:font-size-complex="26pt"/>
    </style:style>
    <style:style style:name="P43" style:family="paragraph" style:parent-style-name="Heading_20_1">
      <style:paragraph-properties fo:break-before="page"/>
    </style:style>
    <style:style style:name="P44" style:family="paragraph" style:parent-style-name="Heading_20_3">
      <style:text-properties officeooo:paragraph-rsid="0019e2cc"/>
    </style:style>
    <style:style style:name="P45" style:family="paragraph" style:parent-style-name="Heading_20_2">
      <style:paragraph-properties fo:break-before="page"/>
    </style:style>
    <style:style style:name="P46" style:family="paragraph" style:parent-style-name="Contents_20_Heading">
      <style:paragraph-properties fo:break-before="page"/>
    </style:style>
    <style:style style:name="P4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officeooo:rsid="0012b091"/>
    </style:style>
    <style:style style:name="T2" style:family="text">
      <style:text-properties fo:color="#999999" officeooo:rsid="001cce91"/>
    </style:style>
    <style:style style:name="T3" style:family="text">
      <style:text-properties officeooo:rsid="001cce91"/>
    </style:style>
    <style:style style:name="T4" style:family="text">
      <style:text-properties fo:color="#cc0000"/>
    </style:style>
    <style:style style:name="T5" style:family="text">
      <style:text-properties fo:color="#009999"/>
    </style:style>
    <style:style style:name="T6" style:family="text">
      <style:text-properties fo:color="#009999" officeooo:rsid="000b896e"/>
    </style:style>
    <style:style style:name="T7" style:family="text">
      <style:text-properties fo:color="#007826"/>
    </style:style>
    <style:style style:name="T8" style:family="text">
      <style:text-properties fo:color="#007826" officeooo:rsid="001cce91"/>
    </style:style>
    <style:style style:name="T9" style:family="text">
      <style:text-properties fo:color="#000000" officeooo:rsid="001cce91"/>
    </style:style>
    <style:style style:name="T10" style:family="text">
      <style:text-properties fo:color="#990000"/>
    </style:style>
    <style:style style:name="T11" style:family="text">
      <style:text-properties fo:color="#009900"/>
    </style:style>
    <style:style style:name="T12" style:family="text">
      <style:text-properties fo:color="#009900" officeooo:rsid="001b3e97"/>
    </style:style>
    <style:style style:name="T13" style:family="text">
      <style:text-properties fo:color="#009900" officeooo:rsid="000b896e"/>
    </style:style>
    <style:style style:name="T14" style:family="text">
      <style:text-properties officeooo:rsid="001b3e97"/>
    </style:style>
    <style:style style:name="T15" style:family="text">
      <style:text-properties fo:color="#0000cc"/>
    </style:style>
    <style:style style:name="T16" style:family="text">
      <style:text-properties fo:color="#0000cc" officeooo:rsid="001b3e97"/>
    </style:style>
    <style:style style:name="T17" style:family="text">
      <style:text-properties fo:color="#0000cc" officeooo:rsid="000b896e"/>
    </style:style>
    <style:style style:name="T18" style:family="text">
      <style:text-properties fo:color="#314004"/>
    </style:style>
    <style:style style:name="T19" style:family="text">
      <style:text-properties fo:color="#6600cc"/>
    </style:style>
    <style:style style:name="T20" style:family="text">
      <style:text-properties fo:color="#3333ff"/>
    </style:style>
    <style:style style:name="T21" style:family="text">
      <style:text-properties officeooo:rsid="000b896e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officeooo:rsid="00136a09"/>
    </style:style>
    <style:style style:name="T24" style:family="text">
      <style:text-properties officeooo:rsid="0015011a"/>
    </style:style>
    <style:style style:name="T25" style:family="text">
      <style:text-properties officeooo:rsid="0015f92a"/>
    </style:style>
    <style:style style:name="T26" style:family="text">
      <style:text-properties officeooo:rsid="00181ee8"/>
    </style:style>
    <style:style style:name="T27" style:family="text">
      <style:text-properties officeooo:rsid="00182453"/>
    </style:style>
    <style:style style:name="T28" style:family="text">
      <style:text-properties officeooo:rsid="00191f3e"/>
    </style:style>
    <style:style style:name="T29" style:family="text">
      <style:text-properties officeooo:rsid="001ad457"/>
    </style:style>
    <style:style style:name="T30" style:family="text">
      <style:text-properties officeooo:rsid="001675d0"/>
    </style:style>
    <style:style style:name="T31" style:family="text">
      <style:text-properties officeooo:rsid="000a48b2"/>
    </style:style>
    <style:style style:name="T32" style:family="text">
      <style:text-properties officeooo:rsid="0005a509"/>
    </style:style>
    <style:style style:name="T33" style:family="text">
      <style:text-properties officeooo:rsid="00075233"/>
    </style:style>
    <style:style style:name="T34" style:family="text">
      <style:text-properties officeooo:rsid="000933c0"/>
    </style:style>
    <style:style style:name="T35" style:family="text">
      <style:text-properties officeooo:rsid="000b8dba"/>
    </style:style>
    <style:style style:name="T36" style:family="text">
      <style:text-properties officeooo:rsid="000c7745"/>
    </style:style>
    <style:style style:name="T37" style:family="text">
      <style:text-properties officeooo:rsid="000e0632"/>
    </style:style>
    <style:style style:name="T38" style:family="text">
      <style:text-properties officeooo:rsid="000e3598"/>
    </style:style>
    <style:style style:name="T39" style:family="text">
      <style:text-properties officeooo:rsid="00136c14"/>
    </style:style>
    <style:style style:name="T40" style:family="text">
      <style:text-properties officeooo:rsid="0014b7fe"/>
    </style:style>
    <style:style style:name="T41" style:family="text">
      <style:text-properties officeooo:rsid="00226389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TAREA SEMANAL 2 - 1</text:p>
      <text:p text:style-name="P15"/>
      <text:p text:style-name="P15">DIVIDE Y CONQUISTARÁ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4">Integrantes:</text:p>
      <text:p text:style-name="P14">Andrés Monetta</text:p>
      <text:p text:style-name="P14">Alejandro Clara</text:p>
      <text:p text:style-name="P14">Sebastián Daloia</text:p>
      <text:table-of-content text:style-name="Sect1" text:protected="true" text:name="Table of Contents1">
        <text:table-of-content-source text:outline-level="10">
          <text:index-title-template text:style-name="Contents_20_Heading">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6">Contenido</text:p>
          </text:index-title>
          <text:p text:style-name="P47"><text:a xlink:type="simple" xlink:href="#__RefHeading___Toc590_647678600" text:style-name="Index_20_Link" text:visited-style-name="Index_20_Link">Parte 3<text:tab/>3</text:a></text:p>
          <text:p text:style-name="P48"><text:a xlink:type="simple" xlink:href="#__RefHeading___Toc592_647678600" text:style-name="Index_20_Link" text:visited-style-name="Index_20_Link">Ejercicio 1<text:tab/>3</text:a></text:p>
          <text:p text:style-name="P49"><text:a xlink:type="simple" xlink:href="#__RefHeading___Toc594_647678600" text:style-name="Index_20_Link" text:visited-style-name="Index_20_Link">1<text:tab/>3</text:a></text:p>
          <text:p text:style-name="P48"><text:a xlink:type="simple" xlink:href="#__RefHeading___Toc934_647678600" text:style-name="Index_20_Link" text:visited-style-name="Index_20_Link">Ejercicio 2<text:tab/>4</text:a></text:p>
          <text:p text:style-name="P49"><text:a xlink:type="simple" xlink:href="#__RefHeading___Toc936_647678600" text:style-name="Index_20_Link" text:visited-style-name="Index_20_Link">1<text:tab/>4</text:a></text:p>
          <text:p text:style-name="P47"><text:a xlink:type="simple" xlink:href="#__RefHeading___Toc1470_996960379" text:style-name="Index_20_Link" text:visited-style-name="Index_20_Link">Parte 4<text:tab/>6</text:a></text:p>
          <text:p text:style-name="P48"><text:a xlink:type="simple" xlink:href="#__RefHeading___Toc1472_996960379" text:style-name="Index_20_Link" text:visited-style-name="Index_20_Link">Ejercicio 1<text:tab/>6</text:a></text:p>
          <text:p text:style-name="P49"><text:a xlink:type="simple" xlink:href="#__RefHeading___Toc1474_996960379" text:style-name="Index_20_Link" text:visited-style-name="Index_20_Link">a)<text:tab/>6</text:a></text:p>
          <text:p text:style-name="P49"><text:a xlink:type="simple" xlink:href="#__RefHeading___Toc1476_996960379" text:style-name="Index_20_Link" text:visited-style-name="Index_20_Link">b) Correctitud del algoritmo<text:tab/>7</text:a></text:p>
          <text:p text:style-name="P48"><text:a xlink:type="simple" xlink:href="#__RefHeading___Toc1478_996960379" text:style-name="Index_20_Link" text:visited-style-name="Index_20_Link">Ejercicio 2<text:tab/>8</text:a></text:p>
          <text:p text:style-name="P49"><text:a xlink:type="simple" xlink:href="#__RefHeading___Toc1480_996960379" text:style-name="Index_20_Link" text:visited-style-name="Index_20_Link">a)<text:tab/>8</text:a></text:p>
          <text:p text:style-name="P49"><text:a xlink:type="simple" xlink:href="#__RefHeading___Toc1482_996960379" text:style-name="Index_20_Link" text:visited-style-name="Index_20_Link">b) Correctitud del algoritmo<text:tab/>10</text:a></text:p>
        </text:index-body>
      </text:table-of-content>
      <text:p text:style-name="Standard"/>
      <text:h text:style-name="P43" text:outline-level="1"><text:bookmark-start text:name="__RefHeading___Toc590_647678600"/><text:span text:style-name="T1">Parte</text:span> <text:span text:style-name="T1">3</text:span><text:bookmark-end text:name="__RefHeading___Toc590_647678600"/></text:h>
      <text:h text:style-name="Heading_20_2" text:outline-level="2"><text:bookmark-start text:name="__RefHeading___Toc592_647678600"/>Ejercicio 1<text:bookmark-end text:name="__RefHeading___Toc592_647678600"/></text:h>
      <text:h text:style-name="Heading_20_3" text:outline-level="3"><text:bookmark-start text:name="__RefHeading___Toc594_647678600"/>1<text:bookmark-end text:name="__RefHeading___Toc594_647678600"/></text:h>
      <text:p text:style-name="P2"><text:span text:style-name="T2">PROCEDIMIENTO</text:span><text:span text:style-name="T3"> </text:span><text:span text:style-name="T4">DivideAndCoquer</text:span> (<text:span text:style-name="T5">Arreglo</text:span><text:span text:style-name="T7">: </text:span><text:span text:style-name="T9">A</text:span><text:span text:style-name="T8">;</text:span> <text:s/><text:span text:style-name="T5">Int</text:span><text:span text:style-name="T7">: </text:span>m,n; <text:s/><text:span text:style-name="T3">VAR </text:span><text:span text:style-name="T5">Int</text:span><text:span text:style-name="T7">: </text:span>mediana);</text:p>
      <text:p text:style-name="P3"/>
      <text:p text:style-name="P3"><text:span text:style-name="T10">Comienzo</text:span> </text:p>
      <text:p text:style-name="P3"><text:tab/><text:span text:style-name="T11">Si</text:span> (n == 0) <text:span text:style-name="T11">entonces</text:span></text:p>
      <text:p text:style-name="P3"><text:tab/><text:tab/><text:span text:style-name="T11">si</text:span> (ContadorMenores &lt; <draw:frame draw:style-name="fr1" draw:name="Objeto7" text:anchor-type="as-char" svg:y="-0.437cm" svg:width="0.783cm" svg:height="0.529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) <text:span text:style-name="T11">entonces</text:span></text:p>
      <text:p text:style-name="P3"><text:tab/><text:tab/><text:tab/><text:span text:style-name="T11">si</text:span> A[0] &lt; A[1] <text:span text:style-name="T11">entonces</text:span> </text:p>
      <text:p text:style-name="P3"><text:tab/><text:tab/><text:tab/><text:tab/>mediana = A[1]</text:p>
      <text:p text:style-name="P3"><text:tab/><text:tab/><text:tab/><text:span text:style-name="T11">sino </text:span></text:p>
      <text:p text:style-name="P3"><text:tab/><text:tab/><text:tab/><text:tab/>mediana = A[0]</text:p>
      <text:p text:style-name="P3"><text:tab/><text:tab/><text:tab/><text:span text:style-name="T11">fin si</text:span></text:p>
      <text:p text:style-name="P3"><text:tab/><text:tab/><text:span text:style-name="T11">sino</text:span> </text:p>
      <text:p text:style-name="P3"><text:tab/><text:tab/><text:tab/><text:span text:style-name="T11">si</text:span> A[0] &lt; A[1] <text:span text:style-name="T11">entonces</text:span></text:p>
      <text:p text:style-name="P3"><text:tab/><text:tab/><text:tab/><text:tab/>mediana = A[0]</text:p>
      <text:p text:style-name="P3"><text:tab/><text:tab/><text:tab/><text:span text:style-name="T11">sino</text:span> </text:p>
      <text:p text:style-name="P3"><text:tab/><text:tab/><text:tab/><text:tab/>mediana = A[1]</text:p>
      <text:p text:style-name="P3"><text:tab/><text:tab/><text:span text:style-name="T11"><text:tab/>fin si</text:span></text:p>
      <text:p text:style-name="P8"><text:tab/><text:tab/>fin si</text:p>
      <text:p text:style-name="P3"><text:tab/><text:span text:style-name="T11">sino si </text:span><text:s text:c="2"/>A[<draw:frame draw:style-name="fr1" draw:name="Objeto2" text:anchor-type="as-char" svg:y="-0.437cm" svg:width="0.545cm" svg:height="0.527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] &lt; A[<draw:frame draw:style-name="fr1" draw:name="Objeto3" text:anchor-type="as-char" svg:y="-0.437cm" svg:width="0.545cm" svg:height="0.527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 +1] <text:s text:c="2"/><text:span text:style-name="T11">entonces</text:span></text:p>
      <text:p text:style-name="P3"><text:tab/><text:tab/>mediana = A[<draw:frame draw:style-name="fr1" draw:name="Objeto4" text:anchor-type="as-char" svg:y="-0.437cm" svg:width="0.545cm" svg:height="0.527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]</text:p>
      <text:p text:style-name="P3"><text:tab/><text:span text:style-name="T11">sino si </text:span><text:s text:c="3"/>A[1] &gt; A[<draw:frame draw:style-name="fr1" draw:name="Objeto5" text:anchor-type="as-char" svg:y="-0.437cm" svg:width="1.027cm" svg:height="0.529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] <text:span text:style-name="T11">entonces</text:span></text:p>
      <text:p text:style-name="P3"><text:tab/><text:tab/>mediana = A[<draw:frame draw:style-name="fr1" draw:name="Objeto6" text:anchor-type="as-char" svg:y="-0.437cm" svg:width="1.027cm" svg:height="0.529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]</text:p>
      <text:p text:style-name="P3"><text:tab/><text:span text:style-name="T11">sino</text:span> </text:p>
      <text:p text:style-name="P3"><text:tab/><text:tab/><text:span text:style-name="T11">si</text:span> (A[<draw:frame draw:style-name="fr1" draw:name="Objeto1" text:anchor-type="as-char" svg:y="-0.437cm" svg:width="3.371cm" svg:height="0.545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] <text:span text:style-name="T14">&lt; A[</text:span><text:span text:style-name="T14"><draw:frame draw:style-name="fr1" draw:name="Objeto8" text:anchor-type="as-char" svg:y="-0.437cm" svg:width="3.332cm" svg:height="0.545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14">] </text:span><text:span text:style-name="T12">entonces</text:span><text:span text:style-name="T14"> </text:span></text:p>
      <text:p text:style-name="P3"><text:tab/><text:tab/><text:tab/><text:span text:style-name="T14">B= </text:span><text:span text:style-name="T16">CopiarArreglo</text:span><text:span text:style-name="T14">(A, </text:span><text:span text:style-name="T14"><draw:frame draw:style-name="fr1" draw:name="Objeto9" text:anchor-type="as-char" svg:y="-0.437cm" svg:width="3.371cm" svg:height="0.545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14">, </text:span><text:span text:style-name="T14"><draw:frame draw:style-name="fr1" draw:name="Objeto10" text:anchor-type="as-char" svg:y="-0.437cm" svg:width="0.545cm" svg:height="0.527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14">+1, n) </text:span></text:p>
      <text:p text:style-name="P3"><text:tab/><text:tab/><text:span text:style-name="T12">sino</text:span><text:span text:style-name="T14"> </text:span></text:p>
      <text:p text:style-name="P3"><text:tab/><text:tab/><text:tab/><text:span text:style-name="T14">B= </text:span><text:span text:style-name="T16">CopiarArreglo</text:span><text:span text:style-name="T14">(A,1,</text:span><text:span text:style-name="T14"><draw:frame draw:style-name="fr1" draw:name="Objeto11" text:anchor-type="as-char" svg:y="-0.437cm" svg:width="1.027cm" svg:height="0.529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14">-n, n)</text:span></text:p>
      <text:p text:style-name="P3"><text:tab/><text:tab/><text:span text:style-name="T12">fin si</text:span></text:p>
      <text:p text:style-name="P3"><text:tab/><text:tab/><text:span text:style-name="T16">DivideAndConquer</text:span><text:span text:style-name="T14">( B, m, n-1, mediana)</text:span></text:p>
      <text:p text:style-name="P3"><text:tab/><text:span text:style-name="T12">fin si</text:span></text:p>
      <text:p text:style-name="P10">fin</text:p>
      <text:p text:style-name="P4"><text:span text:style-name="T5">Int</text:span> <text:span text:style-name="T4">IniciarDivideAndConquer</text:span>( <text:span text:style-name="T5">Arreglo </text:span>A; <text:span text:style-name="T5">int</text:span> MaxPos)</text:p>
      <text:p text:style-name="P4"><text:tab/></text:p>
      <text:p text:style-name="P11">Comienzo</text:p>
      <text:p text:style-name="P4"><text:tab/><text:span text:style-name="T5">int</text:span> m = <text:span text:style-name="T18">log</text:span>(MaxPos) -1</text:p>
      <text:p text:style-name="P4"><text:tab/><text:span text:style-name="T5">int</text:span> n = m</text:p>
      <text:p text:style-name="P4"><text:tab/><text:span text:style-name="T5">int</text:span> mediana, <text:span text:style-name="T3">ContadorMenores</text:span></text:p>
      <text:p text:style-name="P4"><text:soft-page-break/><text:tab/></text:p>
      <text:p text:style-name="P4"><text:tab/><text:span text:style-name="T3">ContadorMenores = 0</text:span></text:p>
      <text:p text:style-name="P4"><text:tab/><text:span text:style-name="T15">DivideAndConquer</text:span>( A, m ,n, mediana)</text:p>
      <text:p text:style-name="P4"><text:tab/><text:span text:style-name="T19">retornar</text:span> mediana</text:p>
      <text:p text:style-name="P4"><text:span text:style-name="T10">fin</text:span> </text:p>
      <text:p text:style-name="P1"/>
      <text:h text:style-name="Heading_20_2" text:outline-level="2"><text:bookmark-start text:name="__RefHeading___Toc934_647678600"/>Ejercicio 2<text:bookmark-end text:name="__RefHeading___Toc934_647678600"/></text:h>
      <text:h text:style-name="Heading_20_3" text:outline-level="3"><text:bookmark-start text:name="__RefHeading___Toc936_647678600"/>1<text:bookmark-end text:name="__RefHeading___Toc936_647678600"/></text:h>
      <text:p text:style-name="P5"><text:span text:style-name="T5">Int</text:span> <text:span text:style-name="T4">EncontrarMediana</text:span> ( <text:span text:style-name="T5">angulo</text:span> A, <text:span text:style-name="T5">int</text:span> tamanio)</text:p>
      <text:p text:style-name="P6"/>
      <text:p text:style-name="P6"><text:span text:style-name="T4">comienzo</text:span> </text:p>
      <text:p text:style-name="P6"><text:tab/><text:span text:style-name="T5">int</text:span> n = tamanio</text:p>
      <text:p text:style-name="P6"><text:tab/><text:span text:style-name="T5">int</text:span> contador = 0</text:p>
      <text:p text:style-name="P6"><text:tab/><text:span text:style-name="T19">retornar</text:span> <text:span text:style-name="T15">DivideEtImpera</text:span> (A, tamanio, contador,n)</text:p>
      <text:p text:style-name="P6"/>
      <text:p text:style-name="P12">fin</text:p>
      <text:p text:style-name="P6"/>
      <text:p text:style-name="P6"/>
      <text:p text:style-name="P7"><text:span text:style-name="T5">int</text:span> <text:span text:style-name="T4">DivideEtImpera</text:span> (<text:span text:style-name="T6">arreglo</text:span> A, <text:span text:style-name="T5">int</text:span> tamanio, <text:span text:style-name="T5">int</text:span> &amp; contador, <text:span text:style-name="T5">int</text:span> n)</text:p>
      <text:p text:style-name="P6"/>
      <text:p text:style-name="P6"><text:span text:style-name="T4">comienzo</text:span> </text:p>
      <text:p text:style-name="P6"><text:tab/><text:span text:style-name="T5">int</text:span> men = 0</text:p>
      <text:p text:style-name="P6"><text:tab/><text:span text:style-name="T5">int</text:span> may = 0</text:p>
      <text:p text:style-name="P6"><text:tab/><text:span text:style-name="T5">int</text:span> pivote = A[n/2]</text:p>
      <text:p text:style-name="P6"><text:tab/><text:span text:style-name="T5">Arreglo</text:span> menores [n]</text:p>
      <text:p text:style-name="P6"><text:tab/><text:span text:style-name="T5">Arreglo</text:span> mayores [n]</text:p>
      <text:p text:style-name="P6"><text:tab/></text:p>
      <text:p text:style-name="P6"><text:span text:style-name="T11"><text:tab/>para cada</text:span> (c int i = 0, i&lt;n, i<text:span text:style-name="T20">++)</text:span></text:p>
      <text:p text:style-name="P7"><text:tab/><text:tab/><text:span text:style-name="T11">si</text:span> (A[i] &lt; pivote) <text:span text:style-name="T11">entonces</text:span></text:p>
      <text:p text:style-name="P7"><text:tab/><text:tab/><text:tab/>men<text:span text:style-name="T20">++</text:span></text:p>
      <text:p text:style-name="P6"><text:tab/><text:tab/><text:tab/>menores[i] = A[i]</text:p>
      <text:p text:style-name="P7"><text:tab/><text:tab/><text:tab/>contador<text:span text:style-name="T20">++</text:span></text:p>
      <text:p text:style-name="P6"><text:tab/><text:tab/><text:span text:style-name="T11">sino </text:span></text:p>
      <text:p text:style-name="P6"><text:tab/><text:tab/><text:tab/>may<text:span text:style-name="T20">++</text:span></text:p>
      <text:p text:style-name="P6"><text:tab/><text:tab/><text:tab/>mayores[i] = A[i]</text:p>
      <text:p text:style-name="P6"><text:tab/><text:span text:style-name="T11"><text:tab/>fin si</text:span></text:p>
      <text:p text:style-name="P9"><text:tab/>fin para</text:p>
      <text:p text:style-name="P6"><text:tab/></text:p>
      <text:p text:style-name="P7"><text:tab/><text:span text:style-name="T11">si</text:span> (contador == (tamanio/2) -1) <text:span text:style-name="T11">entonces</text:span></text:p>
      <text:p text:style-name="P6"><text:tab/><text:tab/><text:span text:style-name="T19">retornar</text:span> pivote</text:p>
      <text:p text:style-name="P7"><text:tab/><text:span text:style-name="T11">sino si</text:span> (contador &lt; <text:s/>(tamanio/2) -1) <text:span text:style-name="T11">entonces</text:span></text:p>
      <text:p text:style-name="P7"><text:tab/><text:tab/><text:span text:style-name="T19">retornar</text:span> <text:span text:style-name="T15">DivideEtImpera</text:span> ( mayores, tamanio, contador, <text:soft-page-break/>may)<text:tab/></text:p>
      <text:p text:style-name="P7"><text:tab/><text:span text:style-name="T11">sino si</text:span> (contador &gt; (tamanio/2) -1) <text:span text:style-name="T11">entonces</text:span></text:p>
      <text:p text:style-name="P6"><text:tab/><text:tab/>contador = contador – <text:span text:style-name="T21">men</text:span></text:p>
      <text:p text:style-name="P7"><text:tab/><text:tab/><text:span text:style-name="T19">retornar</text:span><text:span text:style-name="T21"> </text:span><text:span text:style-name="T17">DivideEtImpera</text:span><text:span text:style-name="T21"> (menores, tamanio, contador, men)</text:span></text:p>
      <text:p text:style-name="P6"><text:tab/><text:span text:style-name="T13">fin si</text:span></text:p>
      <text:p text:style-name="P13">fin</text:p>
      <text:p text:style-name="Text_20_body"/>
      <text:p text:style-name="P1"/>
      <text:p text:style-name="Standard"/>
      <text:h text:style-name="P43" text:outline-level="1"><text:bookmark-start text:name="__RefHeading___Toc1470_996960379"/><text:span text:style-name="T30">Parte </text:span>4 <text:bookmark-end text:name="__RefHeading___Toc1470_996960379"/></text:h>
      <text:h text:style-name="Heading_20_2" text:outline-level="2"><text:bookmark-start text:name="__RefHeading___Toc1472_996960379"/><text:span text:style-name="T30">Ejercicio </text:span>1<text:bookmark-end text:name="__RefHeading___Toc1472_996960379"/></text:h>
      <text:h text:style-name="Heading_20_3" text:outline-level="3"><text:bookmark-start text:name="__RefHeading___Toc1474_996960379"/>a)<text:bookmark-end text:name="__RefHeading___Toc1474_996960379"/></text:h>
      <text:p text:style-name="P17"/>
      <text:p text:style-name="P19">Arreglo de enteros : <text:span text:style-name="T22">titaKalgoritmo</text:span>(g : Grafo, cantidad_elementos : entero)</text:p>
      <text:p text:style-name="P19"><text:tab/><text:span text:style-name="T23">VAR cfc_id : entero</text:span></text:p>
      <text:p text:style-name="P19"><text:tab/><text:span text:style-name="T23">VAR cfc : Arreglo de enteros</text:span></text:p>
      <text:p text:style-name="P19"/>
      <text:p text:style-name="P19"><text:tab/><text:span text:style-name="T23">PROCEDIMIENTO</text:span></text:p>
      <text:p text:style-name="P19"><text:tab/><text:tab/><text:span text:style-name="T23">Para cada v que pertenece a g inicializar v como no marcado</text:span></text:p>
      <text:p text:style-name="P19"><text:tab/><text:tab/><text:span text:style-name="T23">id=0</text:span></text:p>
      <text:p text:style-name="P19"><text:tab/><text:tab/></text:p>
      <text:p text:style-name="P19"><text:tab/><text:tab/><text:span text:style-name="T23">Para cada v que pertenece a <text:s/>g</text:span></text:p>
      <text:p text:style-name="P19"><text:tab/><text:tab/><text:tab/><text:span text:style-name="T23">Si marca (v) <text:s/>&gt; -1</text:span></text:p>
      <text:p text:style-name="P19"><text:tab/><text:tab/><text:tab/><text:tab/><text:span text:style-name="T23">DFS_directo(v)</text:span></text:p>
      <text:p text:style-name="P19"><text:tab/><text:tab/><text:tab/><text:tab/><text:span text:style-name="T23">DFS_inverso(v)</text:span></text:p>
      <text:p text:style-name="P19"><text:tab/><text:tab/><text:tab/><text:span text:style-name="T23">Fin Si</text:span></text:p>
      <text:p text:style-name="P19"/>
      <text:p text:style-name="P19"><text:tab/><text:tab/><text:tab/><text:span text:style-name="T23">Para cada v que pertenece a g</text:span></text:p>
      <text:p text:style-name="P19"><text:tab/><text:tab/><text:tab/><text:tab/><text:span text:style-name="T23">Si marca(v) es igual a 2</text:span></text:p>
      <text:p text:style-name="P19"><text:tab/><text:tab/><text:tab/><text:tab/><text:tab/><text:span text:style-name="T23">cfc(posicion(v) ) = cfc_id</text:span></text:p>
      <text:p text:style-name="P19"><text:tab/><text:tab/><text:tab/><text:tab/><text:tab/>/*<text:span text:style-name="T23">Posicion devuelve la posicion a la que pertenece v en el TAD de grafos. Si n es la cantidad de vértices Posicion retorna un valor entre 1 y n</text:span>*/</text:p>
      <text:p text:style-name="P19"><text:tab/><text:tab/><text:tab/><text:tab/><text:tab/><text:span text:style-name="T23">marcar(v, -1)</text:span></text:p>
      <text:p text:style-name="P19"><text:tab/><text:tab/><text:tab/><text:tab/><text:span text:style-name="T24">Sino</text:span></text:p>
      <text:p text:style-name="P19"><text:tab/><text:tab/><text:tab/><text:tab/><text:tab/><text:span text:style-name="T24">marcar(v, 0)</text:span></text:p>
      <text:p text:style-name="P19"><text:tab/><text:tab/><text:tab/><text:tab/><text:span text:style-name="T24">Fin Si</text:span></text:p>
      <text:p text:style-name="P19"><text:tab/><text:tab/><text:tab/><text:span text:style-name="T24">Fin Para</text:span></text:p>
      <text:p text:style-name="P19"/>
      <text:p text:style-name="P19"><text:tab/><text:tab/><text:tab/><text:span text:style-name="T25">cfc_id=cfc_id + 1</text:span></text:p>
      <text:p text:style-name="P19"/>
      <text:p text:style-name="P19"><text:tab/><text:tab/><text:span text:style-name="T25">Fin para</text:span></text:p>
      <text:p text:style-name="P19"><text:tab/><text:span text:style-name="T25">retornar cfc</text:span></text:p>
      <text:p text:style-name="P19"><text:tab/><text:span text:style-name="T23">FIN</text:span></text:p>
      <text:p text:style-name="P19"/>
      <text:p text:style-name="P19"/>
      <text:p text:style-name="P19"/>
      <text:p text:style-name="P20">DFS_directo(v : <text:span text:style-name="T26">Vertice</text:span>)</text:p>
      <text:p text:style-name="P20"/>
      <text:p text:style-name="P20">PROCEDIMIENTO</text:p>
      <text:p text:style-name="P20"><text:soft-page-break/><text:tab/>IncMarca(v) /*Incrementa en 1 la marca en v*/</text:p>
      <text:p text:style-name="P20"><text:tab/>Para cada w adyacente a v</text:p>
      <text:p text:style-name="P20"><text:tab/><text:tab/>Si marca(w) es igual a 0</text:p>
      <text:p text:style-name="P20"><text:tab/><text:tab/><text:tab/>DFS_directo(w)</text:p>
      <text:p text:style-name="P20"><text:tab/><text:tab/>Fin Si</text:p>
      <text:p text:style-name="P20"><text:tab/>Fin para</text:p>
      <text:p text:style-name="P20">FIN</text:p>
      <text:p text:style-name="P19"/>
      <text:p text:style-name="P19"/>
      <text:p text:style-name="P21">DFS_<text:span text:style-name="T26">inverso</text:span>(v : <text:span text:style-name="T26">Vertice</text:span>)</text:p>
      <text:p text:style-name="P21"/>
      <text:p text:style-name="P21">PROCEDIMIENTO</text:p>
      <text:p text:style-name="P21"><text:tab/>IncMarca(v) /*Incrementa en 1 la marca en v*/</text:p>
      <text:p text:style-name="P21"><text:tab/>Para cada w <text:span text:style-name="T26">con adyacencia </text:span>a v</text:p>
      <text:p text:style-name="P22"><text:tab/><text:tab/>Si marca(w) es igual a 0 <text:span text:style-name="T27">o <text:s/></text:span>marca(w) es igual a <text:span text:style-name="T27">1</text:span></text:p>
      <text:p text:style-name="P21"><text:tab/><text:tab/><text:tab/>DFS_<text:span text:style-name="T28">inverso</text:span>(w)</text:p>
      <text:p text:style-name="P21"><text:tab/><text:tab/>Fin Si</text:p>
      <text:p text:style-name="P21"><text:tab/>Fin para</text:p>
      <text:p text:style-name="P21">FIN</text:p>
      <text:p text:style-name="P18"/>
      <text:h text:style-name="Heading_20_3" text:outline-level="3"><text:bookmark-start text:name="__RefHeading___Toc1476_996960379"/><text:span text:style-name="T29">b</text:span>) <text:span text:style-name="T29">Correctitud del algoritmo</text:span><text:bookmark-end text:name="__RefHeading___Toc1476_996960379"/></text:h>
      <text:p text:style-name="P18"/>
      <text:p text:style-name="P23">El algoritmo es correcto.</text:p>
      <text:p text:style-name="P23"/>
      <text:p text:style-name="P23">Los vértices de la CFC a la que pertenece el vértice v, por el cual se comienzan los recorridos, serán marcados dos veces con este procedimiento. El motivo de esta aseveración es el siguiente:</text:p>
      <text:p text:style-name="P40">En el recorrido DFS “directo” hay camino entre el vértice v y todos los vértices de esa CFC, llamémosle C1, y en el recorrido “al revés” para todo vértice v1 hay camino directo hacia v, con lo que hay camino recorrido “al revés” desde v hacia los otros elementos de la CFC.</text:p>
      <text:p text:style-name="P24"/>
      <text:p text:style-name="P16">Luego que un vértice w que no pertenezca a la CFC C1 que contiene al vértice v por el cual se comienza el recorrido no puede suceder. El motivo de esta aseveración es el siguiente:</text:p>
      <text:p text:style-name="P41">Si un vértice w que pertenece a otra CFC, digamos C2, es marcado dos veces, entonces al aplicar el recorrido “directo” habría un camino desde la CFC C1 a la CFC C2. Y en el segundo recorrido recorriendo “al revés” se econtraría que habría un camino directo desde la CFC C2 a la CFC C1, con lo que se generaría un ciclo en el grafo de componentes, lo cual es absurdo.</text:p>
      <text:p text:style-name="P16"/>
      <text:p text:style-name="P16">Entonces el algoritmo devuelve lo que se espera y termina en una serie finita de pocos pasos para grafos finitos.</text:p>
      <text:p text:style-name="Standard"/>
      <text:h text:style-name="P45" text:outline-level="2"><text:bookmark-start text:name="__RefHeading___Toc1478_996960379"/>Ejercicio 2<text:bookmark-end text:name="__RefHeading___Toc1478_996960379"/></text:h>
      <text:h text:style-name="Heading_20_3" text:outline-level="3"><text:bookmark-start text:name="__RefHeading___Toc1480_996960379"/>a)<text:bookmark-end text:name="__RefHeading___Toc1480_996960379"/></text:h>
      <text:p text:style-name="P26">DivideAndConquer( deposito: Deposito, v: vértice, <text:span text:style-name="T31">&amp;cfc : arreglo de enteros</text:span>)</text:p>
      <text:p text:style-name="P27">VAR subdepositos[] : Deposito</text:p>
      <text:p text:style-name="P27">VAR tamA, tamB : entero</text:p>
      <text:p text:style-name="P27">VAR contador, id : entero</text:p>
      <text:p text:style-name="P27"/>
      <text:p text:style-name="P28">PROCEDIMIENTO</text:p>
      <text:p text:style-name="P28"><text:tab/>contador=0;</text:p>
      <text:p text:style-name="P28"><text:tab/>DFS_directo(v, tamA, tamB)</text:p>
      <text:p text:style-name="P28"><text:tab/>subespacio[1]=crearDeposito(tamA)</text:p>
      <text:p text:style-name="P28"><text:tab/>subespacio[2]=crearDeposito(tamB)</text:p>
      <text:p text:style-name="P28"><text:tab/><text:span text:style-name="T32">Dividir(deposito, subdepositos)</text:span></text:p>
      <text:p text:style-name="P28"><text:tab/><text:span text:style-name="T32">DFS_inverso(v, subdeposito[1])</text:span></text:p>
      <text:p text:style-name="P28"/>
      <text:p text:style-name="P28"><text:tab/><text:span text:style-name="T32">Para cada v que pertenece a subdeposito[1]</text:span></text:p>
      <text:p text:style-name="P28"><text:tab/><text:tab/><text:span text:style-name="T32">Si marca(v) es igual a 2</text:span></text:p>
      <text:p text:style-name="P28"><text:tab/><text:tab/><text:tab/><text:span text:style-name="T32">Si contador es igual a 0</text:span></text:p>
      <text:p text:style-name="P29"><text:tab/><text:tab/><text:tab/><text:tab/><text:span text:style-name="T32">id=posicion(v) </text:span></text:p>
      <text:p text:style-name="P38"><text:tab/><text:tab/><text:tab/><text:tab/>/*Asignamos como id de la CFC identificada a la posición que ocupa <text:tab/><text:tab/><text:tab/><text:tab/>el primer vértice que encontramos con marca 2 en este recorrido.</text:p>
      <text:p text:style-name="P39"><text:tab/><text:tab/><text:tab/><text:tab/>La posición es una propiedad que retorna la posición que ocupa el <text:tab/><text:tab/><text:tab/><text:tab/>vértice en el deposito primero*/</text:p>
      <text:p text:style-name="P30"><text:tab/><text:tab/><text:tab/><text:span text:style-name="T33">Fin Si</text:span></text:p>
      <text:p text:style-name="P32"><text:tab/><text:tab/><text:tab/>Inc(contador) /*Se incrementa en uno el valor de contador*/</text:p>
      <text:p text:style-name="P32"><text:tab/><text:tab/><text:tab/><text:span text:style-name="T34">cfc(posicion(v))=id</text:span></text:p>
      <text:p text:style-name="P32"><text:tab/><text:tab/><text:tab/><text:span text:style-name="T34">removerVertice(subDeposito[1], v)</text:span></text:p>
      <text:p text:style-name="P32"><text:tab/><text:tab/><text:span text:style-name="T34">Fin Si</text:span></text:p>
      <text:p text:style-name="P32"><text:tab/><text:span text:style-name="T34">Fin Para</text:span></text:p>
      <text:p text:style-name="P32"/>
      <text:p text:style-name="P32"><text:tab/><text:span text:style-name="T35">Para cada v que pertenece a subdeposito[1] inicializar v como no marcado</text:span></text:p>
      <text:p text:style-name="P33"><text:tab/><text:span text:style-name="T35">Para cada v que pertenece a subdeposito[2] inicializar v como no marcado</text:span></text:p>
      <text:p text:style-name="P28"/>
      <text:p text:style-name="P28"><text:tab/><text:span text:style-name="T36">Si subdeposito[1] no es vacio</text:span></text:p>
      <text:p text:style-name="P28"><text:tab/><text:tab/><text:span text:style-name="T36">DivideAndConquer(subdeposito[1], primero(subdeposito[1]), cfc)</text:span></text:p>
      <text:p text:style-name="P28"><text:tab/><text:tab/>/*<text:span text:style-name="T36">primero retorna el primer vértice del depósito</text:span>*/</text:p>
      <text:p text:style-name="P28"><text:tab/><text:span text:style-name="T37">Fin Si</text:span></text:p>
      <text:p text:style-name="P28"/>
      <text:p text:style-name="P31"><text:tab/><text:span text:style-name="T36">Si subdeposito[2] no es vacio</text:span></text:p>
      <text:p text:style-name="P31"><text:tab/><text:tab/><text:span text:style-name="T36">DivideAndConquer(subdeposito[2], primero(subdeposito[2]), cfc)</text:span></text:p>
      <text:p text:style-name="P31"><text:tab/><text:tab/>/*<text:span text:style-name="T36">primero retorna el primer vértice del depósito</text:span>*/</text:p>
      <text:p text:style-name="P31"><text:tab/><text:span text:style-name="T37">Fin Si</text:span></text:p>
      <text:p text:style-name="P28"><text:soft-page-break/></text:p>
      <text:p text:style-name="P28"><text:tab/><text:span text:style-name="T38">Retornar</text:span></text:p>
      <text:p text:style-name="P28">FIN</text:p>
      <text:p text:style-name="P28"/>
      <text:p text:style-name="P34">DFS_directo(v : Vértice, &amp;tamA : entero, &amp;tamB : entero)</text:p>
      <text:p text:style-name="P34">PROCEDIMIENTO</text:p>
      <text:p text:style-name="P34"><text:tab/>IncMarca(v) /*Incrementa en uno el valor de marca del vértice*/</text:p>
      <text:p text:style-name="P34"><text:tab/>Para cada w adyacente a v</text:p>
      <text:p text:style-name="P34"><text:tab/><text:tab/>Si marca(w) es igual a 0</text:p>
      <text:p text:style-name="P34"><text:tab/><text:tab/><text:tab/>DFS_directo(w)</text:p>
      <text:p text:style-name="P34"><text:tab/><text:tab/><text:tab/>Inc(tamA)</text:p>
      <text:p text:style-name="P34"><text:tab/><text:tab/>Sino </text:p>
      <text:p text:style-name="P34"><text:tab/><text:tab/><text:tab/>Inc(tamB)</text:p>
      <text:p text:style-name="P34"><text:tab/><text:tab/>Fin Si</text:p>
      <text:p text:style-name="P34"><text:tab/>Fin Para<text:tab/><text:tab/></text:p>
      <text:p text:style-name="P34">FIN</text:p>
      <text:p text:style-name="P34"/>
      <text:p text:style-name="P35">Dividir(deposito : <text:s/>Deposito, &amp;subdeposito[] : deposito)</text:p>
      <text:p text:style-name="P35">VAR Lreferencias : Lista de Referencias</text:p>
      <text:p text:style-name="P35">VAR intRef : entero</text:p>
      <text:p text:style-name="P35"/>
      <text:p text:style-name="P35">PROCEDIMIENTO</text:p>
      <text:p text:style-name="P35"><text:tab/>Para cada w que pertenece a deposito</text:p>
      <text:p text:style-name="P35"><text:tab/><text:tab/>Lreferencias = referencias(deposito, w)</text:p>
      <text:p text:style-name="P35"><text:tab/><text:tab/>Si marca(w) es igual a 1</text:p>
      <text:p text:style-name="P35"><text:tab/><text:tab/><text:tab/>intRef=1</text:p>
      <text:p text:style-name="P35"><text:tab/><text:tab/>Sino</text:p>
      <text:p text:style-name="P35"><text:tab/><text:tab/><text:tab/>intRef=0</text:p>
      <text:p text:style-name="P35"><text:tab/><text:tab/>Fin Si</text:p>
      <text:p text:style-name="P35"><text:tab/><text:tab/>agregarReferencias(w, Lreferencias, intRef, subdeposito[intRef])</text:p>
      <text:p text:style-name="P35"><text:tab/>Fin Para</text:p>
      <text:p text:style-name="P35">FIN</text:p>
      <text:p text:style-name="P35"/>
      <text:p text:style-name="P36">agregarReferencias(v : Vértice, Leferencias : Lista de Referencias, numRef : entero, subdeposito : Deposito)</text:p>
      <text:p text:style-name="P36"/>
      <text:p text:style-name="P36">PROCEDIMIENTO</text:p>
      <text:p text:style-name="P36"><text:tab/>Recorrer Lreferencias iterando con l</text:p>
      <text:p text:style-name="P36"><text:tab/><text:tab/>Si marca(l) es igual numRef</text:p>
      <text:p text:style-name="P36"><text:tab/><text:tab/><text:tab/><text:span text:style-name="T39">agregarReferencia(subdeposito, v, l)</text:span></text:p>
      <text:p text:style-name="P36"><text:tab/><text:tab/><text:span text:style-name="T39">Fin Si</text:span></text:p>
      <text:p text:style-name="P36"><text:tab/><text:span text:style-name="T40">Fin Recorrida</text:span></text:p>
      <text:p text:style-name="P36">FIN</text:p>
      <text:p text:style-name="P36"/>
      <text:p text:style-name="P25"><text:soft-page-break/>DFS_inversa(v : Vértice, subdeposito : Deposito)</text:p>
      <text:p text:style-name="P25">PROCEDIMIENTO</text:p>
      <text:p text:style-name="P25"><text:tab/>IncMarca(v)</text:p>
      <text:p text:style-name="P25"><text:tab/>Para cada w con adyacencia a v</text:p>
      <text:p text:style-name="P25"><text:tab/><text:tab/>Si marca(w) es igual a 1</text:p>
      <text:p text:style-name="P25"><text:tab/><text:tab/><text:tab/>DFS_inversa(w)</text:p>
      <text:p text:style-name="P25"><text:tab/><text:tab/>Fin Si</text:p>
      <text:p text:style-name="P25"><text:tab/>Fin Para</text:p>
      <text:p text:style-name="P25">FIN</text:p>
      <text:p text:style-name="P25"/>
      <text:h text:style-name="P44" text:outline-level="3"><text:bookmark-start text:name="__RefHeading___Toc1482_996960379"/>b) <text:span text:style-name="T29">Correctitud del algoritmo</text:span><text:bookmark-end text:name="__RefHeading___Toc1482_996960379"/></text:h>
      <text:p text:style-name="P37"/>
      <text:p text:style-name="P37">A la situación planteada para el caso de la propuesta de Dra. Theta K. Cuadrado se le suma la posibilidad de que dos elementos pertenecientes a una misma CFC queden aislados con el procedimiento de separar vértices propuesto por David Y. Conqueror.</text:p>
      <text:p text:style-name="P37">Pero el recorrido que se hace es DFS, por lo que si hay un camino entre dos vértices ambos serán alcanzados en el mismo recorrido <text:span text:style-name="T41">y por lo tanto serán marcados y no serían separados en dos conjuntos de vértices disjuntos</text:span>. </text:p>
      <text:p text:style-name="P37">Entonces el algoritmo es correc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Calibri Light" svg:font-family="'Calibri Light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s" fo:country="UY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s" fo:country="UY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1T22:13:38.483002342</meta:creation-date>
    <dc:date>2015-10-11T22:28:47.299158241</dc:date>
    <meta:editing-duration>PT14M15S</meta:editing-duration>
    <meta:editing-cycles>11</meta:editing-cycles>
    <meta:generator>LibreOffice/5.0.1.2.0$Linux_X86_64 LibreOffice_project/00m0$Build-2</meta:generator>
    <meta:document-statistic meta:table-count="0" meta:image-count="0" meta:object-count="11" meta:page-count="10" meta:paragraph-count="235" meta:word-count="1127" meta:character-count="6905" meta:non-whitespace-character-count="5650"/>
  </office:meta>
</office:document-meta>
</file>

<file path=Object 1/content.xml><?xml version="1.0" encoding="utf-8"?>
<math xmlns="http://www.w3.org/1998/Math/MathML" display="block">
  <semantics>
    <msup>
      <mn>2</mn>
      <mrow>
        <mo fence="true" stretchy="false">(</mo>
        <mrow>
          <mi>m</mi>
        </mrow>
        <mo fence="true" stretchy="false">)</mo>
      </mrow>
    </msup>
    <annotation encoding="StarMath 5.0">2^(m)</annotation>
  </semantics>
</math>
</file>

<file path=Object 10/content.xml><?xml version="1.0" encoding="utf-8"?>
<math xmlns="http://www.w3.org/1998/Math/MathML" display="block">
  <semantics>
    <msup>
      <mn>2</mn>
      <mi>n</mi>
    </msup>
    <annotation encoding="StarMath 5.0">2^n</annotation>
  </semantics>
</math>
</file>

<file path=Object 11/content.xml><?xml version="1.0" encoding="utf-8"?>
<math xmlns="http://www.w3.org/1998/Math/MathML" display="block">
  <semantics>
    <msup>
      <mn>2</mn>
      <mrow>
        <mo fence="true" stretchy="false">(</mo>
        <mrow>
          <mrow>
            <mi>n</mi>
            <mo stretchy="false">+</mo>
            <mn>1</mn>
          </mrow>
        </mrow>
        <mo fence="true" stretchy="false">)</mo>
      </mrow>
    </msup>
    <annotation encoding="StarMath 5.0">2^(n+1)</annotation>
  </semantics>
</math>
</file>

<file path=Object 2/content.xml><?xml version="1.0" encoding="utf-8"?>
<math xmlns="http://www.w3.org/1998/Math/MathML" display="block">
  <semantics>
    <msup>
      <mn>2</mn>
      <mi>n</mi>
    </msup>
    <annotation encoding="StarMath 5.0">2^n</annotation>
  </semantics>
</math>
</file>

<file path=Object 3/content.xml><?xml version="1.0" encoding="utf-8"?>
<math xmlns="http://www.w3.org/1998/Math/MathML" display="block">
  <semantics>
    <msup>
      <mn>2</mn>
      <mi>n</mi>
    </msup>
    <annotation encoding="StarMath 5.0">2^n</annotation>
  </semantics>
</math>
</file>

<file path=Object 4/content.xml><?xml version="1.0" encoding="utf-8"?>
<math xmlns="http://www.w3.org/1998/Math/MathML" display="block">
  <semantics>
    <msup>
      <mn>2</mn>
      <mi>n</mi>
    </msup>
    <annotation encoding="StarMath 5.0">2^n</annotation>
  </semantics>
</math>
</file>

<file path=Object 5/content.xml><?xml version="1.0" encoding="utf-8"?>
<math xmlns="http://www.w3.org/1998/Math/MathML" display="block">
  <semantics>
    <msup>
      <mn>2</mn>
      <mrow>
        <mo fence="true" stretchy="false">(</mo>
        <mrow>
          <mrow>
            <mi>n</mi>
            <mo stretchy="false">+</mo>
            <mn>1</mn>
          </mrow>
        </mrow>
        <mo fence="true" stretchy="false">)</mo>
      </mrow>
    </msup>
    <annotation encoding="StarMath 5.0">2^(n+1)</annotation>
  </semantics>
</math>
</file>

<file path=Object 6/content.xml><?xml version="1.0" encoding="utf-8"?>
<math xmlns="http://www.w3.org/1998/Math/MathML" display="block">
  <semantics>
    <msup>
      <mn>2</mn>
      <mrow>
        <mo fence="true" stretchy="false">(</mo>
        <mrow>
          <mrow>
            <mi>n</mi>
            <mo stretchy="false">+</mo>
            <mn>1</mn>
          </mrow>
        </mrow>
        <mo fence="true" stretchy="false">)</mo>
      </mrow>
    </msup>
    <annotation encoding="StarMath 5.0">2^(n+1)</annotation>
  </semantics>
</math>
</file>

<file path=Object 7/content.xml><?xml version="1.0" encoding="utf-8"?>
<math xmlns="http://www.w3.org/1998/Math/MathML" display="block">
  <semantics>
    <mrow>
      <mrow>
        <mo fence="true" stretchy="false">(</mo>
        <mrow>
          <mrow>
            <mrow>
              <mo fence="true" stretchy="false">(</mo>
              <mrow>
                <msup>
                  <mn>2</mn>
                  <mrow>
                    <mo fence="true" stretchy="false">(</mo>
                    <mrow>
                      <mrow>
                        <mi>n</mi>
                        <mo stretchy="false">+</mo>
                        <mn>1</mn>
                      </mrow>
                    </mrow>
                    <mo fence="true" stretchy="false">)</mo>
                  </mrow>
                </msup>
              </mrow>
              <mo fence="true" stretchy="false">)</mo>
            </mrow>
            <mo stretchy="false">/</mo>
            <mn>2</mn>
          </mrow>
        </mrow>
        <mo fence="true" stretchy="false">)</mo>
      </mrow>
      <mo stretchy="false">−</mo>
      <mrow>
        <mo fence="true" stretchy="false">(</mo>
        <mrow>
          <mrow>
            <mi>n</mi>
            <mo stretchy="false">+</mo>
            <mn>1</mn>
          </mrow>
        </mrow>
        <mo fence="true" stretchy="false">)</mo>
      </mrow>
    </mrow>
    <annotation encoding="StarMath 5.0">((2^(n+1) )/2) - (n+1)</annotation>
  </semantics>
</math>
</file>

<file path=Object 8/content.xml><?xml version="1.0" encoding="utf-8"?>
<math xmlns="http://www.w3.org/1998/Math/MathML" display="block">
  <semantics>
    <mrow>
      <mrow>
        <mo fence="true" stretchy="false">(</mo>
        <mrow>
          <mrow>
            <mrow>
              <mo fence="true" stretchy="false">(</mo>
              <mrow>
                <msup>
                  <mn>2</mn>
                  <mrow>
                    <mo fence="true" stretchy="false">(</mo>
                    <mrow>
                      <mrow>
                        <mi>n</mi>
                        <mo stretchy="false">+</mo>
                        <mn>1</mn>
                      </mrow>
                    </mrow>
                    <mo fence="true" stretchy="false">)</mo>
                  </mrow>
                </msup>
              </mrow>
              <mo fence="true" stretchy="false">)</mo>
            </mrow>
            <mo stretchy="false">/</mo>
            <mn>2</mn>
          </mrow>
        </mrow>
        <mo fence="true" stretchy="false">)</mo>
      </mrow>
      <mo stretchy="false">+</mo>
      <mrow>
        <mo fence="true" stretchy="false">(</mo>
        <mrow>
          <mrow>
            <mi>n</mi>
            <mo stretchy="false">+</mo>
            <mn>1</mn>
          </mrow>
        </mrow>
        <mo fence="true" stretchy="false">)</mo>
      </mrow>
    </mrow>
    <annotation encoding="StarMath 5.0">((2^(n+1) )/2) + (n+1)</annotation>
  </semantics>
</math>
</file>

<file path=Object 9/content.xml><?xml version="1.0" encoding="utf-8"?>
<math xmlns="http://www.w3.org/1998/Math/MathML" display="block">
  <semantics>
    <mrow>
      <mrow>
        <mo fence="true" stretchy="false">(</mo>
        <mrow>
          <mrow>
            <mrow>
              <mo fence="true" stretchy="false">(</mo>
              <mrow>
                <msup>
                  <mn>2</mn>
                  <mrow>
                    <mo fence="true" stretchy="false">(</mo>
                    <mrow>
                      <mrow>
                        <mi>n</mi>
                        <mo stretchy="false">+</mo>
                        <mn>1</mn>
                      </mrow>
                    </mrow>
                    <mo fence="true" stretchy="false">)</mo>
                  </mrow>
                </msup>
              </mrow>
              <mo fence="true" stretchy="false">)</mo>
            </mrow>
            <mo stretchy="false">/</mo>
            <mn>2</mn>
          </mrow>
        </mrow>
        <mo fence="true" stretchy="false">)</mo>
      </mrow>
      <mo stretchy="false">−</mo>
      <mrow>
        <mo fence="true" stretchy="false">(</mo>
        <mrow>
          <mrow>
            <mi>n</mi>
            <mo stretchy="false">+</mo>
            <mn>1</mn>
          </mrow>
        </mrow>
        <mo fence="true" stretchy="false">)</mo>
      </mrow>
    </mrow>
    <annotation encoding="StarMath 5.0">((2^(n+1) )/2) - (n+1)</annotation>
  </semantics>
</math>
</file>